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TEVES PORTOCARRERO, JOSE MIG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84385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MAC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STEVES PORTOCARRERO, JOSE MIG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84385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ALICIA CRU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0/2021</text:p>
          </table:table-cell>
          <table:table-cell table:style-name="Tabla2.A2" office:value-type="string">
            <text:p text:style-name="P7">17927215</text:p>
          </table:table-cell>
          <table:table-cell table:style-name="Tabla2.A2" office:value-type="string">
            <text:p text:style-name="P7">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LICIA CRUZ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9:36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